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1" fo:font-size="14pt" fo:letter-spacing="normal" fo:font-style="normal" fo:font-weight="normal" officeooo:rsid="000eb299" officeooo:paragraph-rsid="000eb299" style:font-size-asian="14pt" style:font-size-complex="14pt"/>
    </style:style>
    <style:style style:name="P2" style:family="paragraph" style:parent-style-name="Standard">
      <style:text-properties fo:color="#000000" loext:opacity="100%" style:font-name="Arial1" fo:font-size="14pt" officeooo:rsid="000eb299" officeooo:paragraph-rsid="000ece4d" style:font-size-asian="14pt" style:font-size-complex="14pt"/>
    </style:style>
    <style:style style:name="P3" style:family="paragraph" style:parent-style-name="Standard">
      <style:text-properties fo:font-variant="normal" fo:text-transform="none" fo:color="#000000" loext:opacity="100%" style:font-name="Arial1" fo:font-size="14pt" fo:letter-spacing="normal" fo:font-style="normal" fo:font-weight="normal" officeooo:rsid="000eb299" officeooo:paragraph-rsid="000ece4d" style:font-size-asian="14pt" style:font-size-complex="14pt"/>
    </style:style>
    <style:style style:name="P4" style:family="paragraph" style:parent-style-name="Standard">
      <style:text-properties fo:color="#000000" loext:opacity="100%" style:font-name="Arial1" fo:font-size="14pt" officeooo:rsid="000ece4d" officeooo:paragraph-rsid="000ece4d" style:font-size-asian="14pt" style:font-size-complex="14pt"/>
    </style:style>
    <style:style style:name="P5" style:family="paragraph" style:parent-style-name="Standard">
      <style:text-properties fo:color="#000000" loext:opacity="100%" style:font-name="Arial1" fo:font-size="14pt" officeooo:rsid="000eb299" officeooo:paragraph-rsid="0010b3cc" style:font-size-asian="14pt" style:font-size-complex="14pt"/>
    </style:style>
    <style:style style:name="P6" style:family="paragraph" style:parent-style-name="Standard">
      <style:text-properties fo:color="#000000" loext:opacity="100%" style:font-name="Arial1" fo:font-size="14pt" officeooo:rsid="000eb299" officeooo:paragraph-rsid="0011cf46" style:font-size-asian="14pt" style:font-size-complex="14pt"/>
    </style:style>
    <style:style style:name="P7" style:family="paragraph" style:parent-style-name="Standard">
      <style:text-properties fo:color="#000000" loext:opacity="100%" style:font-name="Arial1" fo:font-size="14pt" officeooo:rsid="0011cf46" officeooo:paragraph-rsid="0011cf46" style:font-size-asian="14pt" style:font-size-complex="14pt"/>
    </style:style>
    <style:style style:name="P8" style:family="paragraph" style:parent-style-name="Standard">
      <style:text-properties fo:color="#000000" loext:opacity="100%" style:font-name="Arial1" fo:font-size="14pt" officeooo:rsid="0012da95" officeooo:paragraph-rsid="0012da95" style:font-size-asian="14pt" style:font-size-complex="14pt"/>
    </style:style>
    <style:style style:name="P9" style:family="paragraph" style:parent-style-name="Standard">
      <style:text-properties fo:color="#000000" loext:opacity="100%" style:font-name="Arial1" fo:font-size="14pt" officeooo:rsid="00151b1c" officeooo:paragraph-rsid="00151b1c" style:font-size-asian="14pt" style:font-size-complex="14pt"/>
    </style:style>
    <style:style style:name="P10" style:family="paragraph" style:parent-style-name="Standard">
      <style:text-properties fo:color="#000000" loext:opacity="100%" style:font-name="Arial1" fo:font-size="14pt" officeooo:rsid="000eb299" officeooo:paragraph-rsid="00153da4" style:font-size-asian="14pt" style:font-size-complex="14pt"/>
    </style:style>
    <style:style style:name="P11" style:family="paragraph" style:parent-style-name="Standard">
      <style:text-properties fo:color="#000000" loext:opacity="100%" style:font-name="Arial1" fo:font-size="14pt" officeooo:rsid="000eb299" officeooo:paragraph-rsid="00154301" style:font-size-asian="14pt" style:font-size-complex="14pt"/>
    </style:style>
    <style:style style:name="P12" style:family="paragraph" style:parent-style-name="Standard">
      <style:text-properties fo:color="#000000" loext:opacity="100%" style:font-name="Arial1" fo:font-size="14pt" officeooo:rsid="001712be" officeooo:paragraph-rsid="001712be" style:font-size-asian="14pt" style:font-size-complex="14pt"/>
    </style:style>
    <style:style style:name="P13" style:family="paragraph" style:parent-style-name="Standard">
      <style:text-properties fo:color="#000000" loext:opacity="100%" style:font-name="Arial1" fo:font-size="14pt" officeooo:rsid="000eb299" officeooo:paragraph-rsid="001712be" style:font-size-asian="14pt" style:font-size-complex="14pt"/>
    </style:style>
    <style:style style:name="P14" style:family="paragraph" style:parent-style-name="Standard">
      <style:text-properties fo:color="#000000" loext:opacity="100%" style:font-name="Arial1" fo:font-size="14pt" officeooo:rsid="00190014" officeooo:paragraph-rsid="00190014" style:font-size-asian="14pt" style:font-size-complex="14pt"/>
    </style:style>
    <style:style style:name="P15" style:family="paragraph" style:parent-style-name="Standard">
      <style:text-properties fo:color="#000000" loext:opacity="100%" style:font-name="Arial1" fo:font-size="14pt" officeooo:rsid="001a3955" officeooo:paragraph-rsid="001a3955" style:font-size-asian="14pt" style:font-size-complex="14pt"/>
    </style:style>
    <style:style style:name="P16" style:family="paragraph" style:parent-style-name="Standard">
      <style:text-properties fo:color="#000000" loext:opacity="100%" style:font-name="Arial1" fo:font-size="14pt" officeooo:rsid="000eb299" officeooo:paragraph-rsid="001a3955" style:font-size-asian="14pt" style:font-size-complex="14pt"/>
    </style:style>
    <style:style style:name="P17" style:family="paragraph" style:parent-style-name="Standard">
      <style:text-properties fo:color="#000000" loext:opacity="100%" style:font-name="Arial1" fo:font-size="14pt" officeooo:rsid="000eb299" officeooo:paragraph-rsid="001b3861" style:font-size-asian="14pt" style:font-size-complex="14pt"/>
    </style:style>
    <style:style style:name="P18" style:family="paragraph" style:parent-style-name="Standard">
      <style:text-properties fo:color="#000000" loext:opacity="100%" style:font-name="Arial1" fo:font-size="14pt" officeooo:rsid="001cbf61" officeooo:paragraph-rsid="001cbf61" style:font-size-asian="14pt" style:font-size-complex="14pt"/>
    </style:style>
    <style:style style:name="T1" style:family="text">
      <style:text-properties officeooo:rsid="000ece4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ece4d"/>
    </style:style>
    <style:style style:name="T4" style:family="text">
      <style:text-properties officeooo:rsid="001cc27e"/>
    </style:style>
    <style:style style:name="T5" style:family="text">
      <style:text-properties officeooo:rsid="0010b3cc"/>
    </style:style>
    <style:style style:name="T6" style:family="text">
      <style:text-properties officeooo:rsid="0011cf46"/>
    </style:style>
    <style:style style:name="T7" style:family="text">
      <style:text-properties officeooo:rsid="0012da95"/>
    </style:style>
    <style:style style:name="T8" style:family="text">
      <style:text-properties officeooo:rsid="00132691"/>
    </style:style>
    <style:style style:name="T9" style:family="text">
      <style:text-properties officeooo:rsid="000eb299"/>
    </style:style>
    <style:style style:name="T10" style:family="text">
      <style:text-properties officeooo:rsid="00151b1c"/>
    </style:style>
    <style:style style:name="T11" style:family="text">
      <style:text-properties officeooo:rsid="00153da4"/>
    </style:style>
    <style:style style:name="T12" style:family="text">
      <style:text-properties officeooo:rsid="001712be"/>
    </style:style>
    <style:style style:name="T13" style:family="text">
      <style:text-properties officeooo:rsid="00190014"/>
    </style:style>
    <style:style style:name="T14" style:family="text">
      <style:text-properties officeooo:rsid="001b3861"/>
    </style:style>
    <style:style style:name="T15" style:family="text">
      <style:text-properties officeooo:rsid="001cb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it jelent a SOHO kifejezés?</text:p>
      <text:p text:style-name="P1"><text:tab/>a) small office / home office - kis irodai vagy otthoni felhasználásra szánt <text:tab/><text:tab/><text:tab/>eszközök </text:p>
      <text:p text:style-name="P1"><text:tab/>b) smart office / home smart - okos eszközök kisebb irodába vagy otthonra </text:p>
      <text:p text:style-name="P1"><text:tab/>c) olyan eszközök amik nem rendelkeznek garanciával</text:p>
      <text:p text:style-name="P1"><text:tab/>d) olyan eszközök amik karbantartása nem szükséges</text:p>
      <text:p text:style-name="P1"/>
      <text:p text:style-name="P1">2. Egy irodai számítógép konfiguráció összeállításánál mi az amit figyelembe kell vennünk?</text:p>
      <text:p text:style-name="P1"><text:tab/>a) <text:span text:style-name="T1">a, </text:span>a felhasználó igényei, középút ár/érték arányban b, legmodernebb <text:tab/><text:tab/><text:tab/>technológia legyen </text:p>
      <text:p text:style-name="P2"><text:span text:style-name="T2"><text:tab/>b) </text:span><text:span text:style-name="T3">b, </text:span><text:span text:style-name="T2">nagy monitor a jobb munkához d, ATX gépméret </text:span></text:p>
      <text:p text:style-name="P3"/>
      <text:p text:style-name="P3">3. Egy processzor cserénél mire kell elsősorban odafigyelnünk?</text:p>
      <text:p text:style-name="P3"><text:tab/>a) a, a processzor típust támogassa az alaplap </text:p>
      <text:p text:style-name="P3"><text:tab/>b) b, gyorsabb legyen mint ez előző volt </text:p>
      <text:p text:style-name="P3"><text:tab/>c) c, a cache memóriája ugyanannyi vagy több legyen</text:p>
      <text:p text:style-name="P3"><text:tab/>d) d, ne melegedjen nagyon</text:p>
      <text:p text:style-name="P2"/>
      <text:p text:style-name="P2"><text:span text:style-name="T1">4. A gépházban lévő bekapcsológomb és egyéb front panel bekötését honnan </text:span>tudhatjuk meg?</text:p>
      <text:p text:style-name="P2"><text:tab/>a) a, az alaplapon szín kódolva vannak b, az alaplaphoz adott user manuálból <text:tab/><text:tab/>c, bárhova beköthetjük</text:p>
      <text:p text:style-name="P2"><text:tab/>b) d, a gépházhoz adott user manuálból</text:p>
      <text:p text:style-name="P2"/>
      <text:p text:style-name="P2">5. Lehet-e egy mobilban <text:span text:style-name="T4">HDD</text:span>?</text:p>
      <text:p text:style-name="P2"><text:tab/>IGAZ / HAMIS</text:p>
      <text:p text:style-name="P2"/>
      <text:p text:style-name="P2">6. Egy számítógépben van SSD és <text:span text:style-name="T4">HDD</text:span> is. Melyikre telepítenéd a Windowst? </text:p>
      <text:p text:style-name="P2"><text:tab/>SSD / HDD </text:p>
      <text:p text:style-name="P2"/>
      <text:p text:style-name="P2">7. Melyik a leggyorsabb módja annak hogy mobilról átmásoljunk 1.GB adatot számítógépre? </text:p>
      <text:p text:style-name="P2"><text:tab/>a) felhőn keresztül </text:p>
      <text:p text:style-name="P2"><text:tab/>b) Bluetooth-on keresztül</text:p>
      <text:p text:style-name="P2"><text:tab/>c) usb-c kábelen keresztül </text:p>
      <text:p text:style-name="P2"><text:tab/>d) messengeren keresztül</text:p>
      <text:p text:style-name="P2"/>
      <text:p text:style-name="P4">8. Mire kell odafigyelnünk RAM bővítésekor?</text:p>
      <text:p text:style-name="P2"><text:span text:style-name="T1"><text:tab/>a)</text:span> alaplap támogatás, RAM típusára</text:p>
      <text:p text:style-name="P2"><text:tab/>b) ugyanannyi kapacitású legyen</text:p>
      <text:p text:style-name="P2"><text:tab/>c) ugyanolyan hosszú legyen i</text:p>
      <text:p text:style-name="P2"><text:tab/>d) a MHz kapacitása több legye<text:span text:style-name="T1">n</text:span></text:p>
      <text:p text:style-name="P2"/>
      <text:p text:style-name="P2"/>
      <text:p text:style-name="P2"/>
      <text:p text:style-name="P2"/>
      <text:p text:style-name="P2"><text:soft-page-break/>9. Miért célszerű wifi vagy lan csatlakozással ellátott nyomtatót venni? </text:p>
      <text:p text:style-name="P2"><text:tab/>a) gyorsabban nyomtat </text:p>
      <text:p text:style-name="P2"><text:tab/>b) több eszköz esetén egyszerűbb a </text:p>
      <text:p text:style-name="P2"><text:tab/><text:tab/>nyomtatás </text:p>
      <text:p text:style-name="P2"><text:tab/>c) megrendeli magától a tonert/patront </text:p>
      <text:p text:style-name="P2"><text:tab/>d) jobba vírusvédelme így</text:p>
      <text:p text:style-name="P2"/>
      <text:p text:style-name="P2">10. Működhet-e a P<text:span text:style-name="T1">C</text:span> BIOS elem nélkül?</text:p>
      <text:p text:style-name="P2"><text:tab/>IGEN / NEM </text:p>
      <text:p text:style-name="P2"/>
      <text:p text:style-name="P2">11. Hogyan tudok egy NAS-ra adatot másolni a legcélszerűbben? </text:p>
      <text:p text:style-name="P2"><text:tab/>a) USB kábelen keresztül </text:p>
      <text:p text:style-name="P2"><text:tab/>b) hálózaton keresztül </text:p>
      <text:p text:style-name="P2"><text:tab/>c) pen drive-on keresztül </text:p>
      <text:p text:style-name="P2"><text:tab/>d) Bluetooth-on keresztül</text:p>
      <text:p text:style-name="P2"/>
      <text:p text:style-name="P2">12. Az alábbiak közül melyik nem a megjelenítéshez kapcsolódó technológia?</text:p>
      <text:p text:style-name="P2"><text:tab/>a) VGA </text:p>
      <text:p text:style-name="P2"><text:tab/>b) BIOS </text:p>
      <text:p text:style-name="P2"><text:tab/>c) HDMI</text:p>
      <text:p text:style-name="P2"/>
      <text:p text:style-name="P5">Mi a különbség a sata és a pata kábel között? Melyikek igazak? </text:p>
      <text:p text:style-name="P2"><text:tab/>a) a sata gyorsabb </text:p>
      <text:p text:style-name="P2"><text:tab/>b) a pata gyorsabb</text:p>
      <text:p text:style-name="P2"><text:tab/>c) a sata lehet 40 és 80 eres</text:p>
      <text:p text:style-name="P2"><text:tab/>d) a sata kábel szélesebb</text:p>
      <text:p text:style-name="P2"/>
      <text:p text:style-name="P2">14. A processzort a foglalatba mindig a processzoron lévő kis ...... alapján helyezzük vissza, értelemszerűen a foglalatba.</text:p>
      <text:p text:style-name="P2"><text:tab/>a) háromszög jelzés </text:p>
      <text:p text:style-name="P2"><text:tab/>b) pöcök </text:p>
      <text:p text:style-name="P2"><text:tab/>c) fogantyú </text:p>
      <text:p text:style-name="P2"><text:tab/>d) leírás</text:p>
      <text:p text:style-name="P2"/>
      <text:p text:style-name="P2">15. Mit csinál a POST?</text:p>
      <text:p text:style-name="P2"><text:tab/>a) drivereket telepít</text:p>
      <text:p text:style-name="P2"><text:tab/>b) boot sorrendet állít</text:p>
      <text:p text:style-name="P2"><text:tab/>c) ellenőrzi a hardvereket a bekapcsolásnál</text:p>
      <text:p text:style-name="P2"><text:tab/>d) dátum és időt állí<text:span text:style-name="T5">t be</text:span></text:p>
      <text:p text:style-name="P2"/>
      <text:p text:style-name="P2"><text:span text:style-name="T5">16. </text:span>Egy BIOS frissítésnél mire kell odafigyelnünk?</text:p>
      <text:p text:style-name="P2"><text:tab/>a) hogy a számítógép semmiképp se kapcsolódjon ki</text:p>
      <text:p text:style-name="P2"><text:tab/>b) hogy legyen a merevlemezen elég tárhely</text:p>
      <text:p text:style-name="P2"><text:span text:style-name="T5"><text:tab/>c</text:span>) hogy a bioszban minden defaultra legyen állítva</text:p>
      <text:p text:style-name="P2"><text:tab/>d) hogy <text:span text:style-name="T5">l</text:span>egyen elég RAM</text:p>
      <text:p text:style-name="P2"/>
      <text:p text:style-name="P2"/>
      <text:p text:style-name="P2"><text:soft-page-break/>17. Egészítsd ki a mondatot!</text:p>
      <text:p text:style-name="P2"><text:tab/>Egy m.2-es háttértárolónál nincs szükség ….. karbantartási műveletre. </text:p>
      <text:p text:style-name="P5"><text:span text:style-name="T5"><text:tab/>a</text:span>, archiválási </text:p>
      <text:p text:style-name="P5"><text:tab/>b, lemezellenőrzési </text:p>
      <text:p text:style-name="P5"><text:tab/>c, töredezettségmentesítési </text:p>
      <text:p text:style-name="P5"><text:tab/>d, vírusirtási </text:p>
      <text:p text:style-name="P2"/>
      <text:p text:style-name="P2">18. A ps/2 portokra ráköthetünk nyomtatókat is.</text:p>
      <text:p text:style-name="P2"><text:tab/>IGAZ / HAMIS</text:p>
      <text:p text:style-name="P2"/>
      <text:p text:style-name="P6">19. Mi ellen véd az I/O shield?</text:p>
      <text:p text:style-name="P6"><text:tab/>a) vírusok </text:p>
      <text:p text:style-name="P2"><text:tab/>b) víz</text:p>
      <text:p text:style-name="P2"><text:tab/>c) por </text:p>
      <text:p text:style-name="P2"><text:tab/>d) Linux </text:p>
      <text:p text:style-name="P2"/>
      <text:p text:style-name="P2">20. Miről tudunk BIOS-t frissíteni? </text:p>
      <text:p text:style-name="P2"><text:tab/>a) pen drive </text:p>
      <text:p text:style-name="P2"><text:tab/>b) m.2 ssd</text:p>
      <text:p text:style-name="P2"><text:tab/>c) dvd</text:p>
      <text:p text:style-name="P7"><text:tab/>d) nyomtató</text:p>
      <text:p text:style-name="P2"/>
      <text:p text:style-name="P7">21. A lézer nyomtatókra melyik a jellemző?</text:p>
      <text:p text:style-name="P2"><text:tab/>a) gyors, költséghatékony</text:p>
      <text:p text:style-name="P2"><text:tab/>b) lassú, zajos</text:p>
      <text:p text:style-name="P2"><text:tab/>c) drága, maszatol</text:p>
      <text:p text:style-name="P2"><text:tab/>d) gyors, fotóminőség, legolcsóbb</text:p>
      <text:p text:style-name="P2"/>
      <text:p text:style-name="P2">22. A mátrix nyomtatók …….. <text:span text:style-name="T6">pap</text:span>írt használnak.</text:p>
      <text:p text:style-name="P2"><text:tab/>a) leporello</text:p>
      <text:p text:style-name="P2"><text:tab/>b) a<text:span text:style-name="T6">4</text:span>-es </text:p>
      <text:p text:style-name="P6"><text:tab/><text:span text:style-name="T6">c</text:span>) a5-<text:span text:style-name="T6">s</text:span></text:p>
      <text:p text:style-name="P6"><text:tab/>d) fotó</text:p>
      <text:p text:style-name="P2"/>
      <text:p text:style-name="P2">23. Az USB-B típusú kábelt mihez szokták leginkább használni?</text:p>
      <text:p text:style-name="P2"><text:tab/>a) monitor </text:p>
      <text:p text:style-name="P2"><text:tab/>b) nyomtató </text:p>
      <text:p text:style-name="P2"><text:tab/>c) egér</text:p>
      <text:p text:style-name="P7"><text:tab/>d) pen drive</text:p>
      <text:p text:style-name="P2"/>
      <text:p text:style-name="P2"/>
      <text:p text:style-name="P2">24. Az USB-C típusú kábel tud hangot <text:span text:style-name="T6">és </text:span>videót is átvinni.</text:p>
      <text:p text:style-name="P2"><text:tab/>IGAZ / HAMIS</text:p>
      <text:p text:style-name="P2"/>
      <text:p text:style-name="P2">25. Az alaplapon a front panel bekötései mindig azonos módon történnek mindegy milyen alaplapról van szó.</text:p>
      <text:p text:style-name="P2"><text:tab/>IGAZ / HAMIS</text:p>
      <text:p text:style-name="P2"><text:soft-page-break/>26. Az alaplapi user manual tartalmazza <text:span text:style-name="T7">a ……..</text:span></text:p>
      <text:p text:style-name="P2"><text:tab/>a) garancia papírt, bizonylatot </text:p>
      <text:p text:style-name="P2"><text:tab/>b) az alaplap részletes leírását, bekötéseket, specifikációkat</text:p>
      <text:p text:style-name="P2"><text:tab/>c) a CPU méreteit </text:p>
      <text:p text:style-name="P2"><text:tab/>d) az alaplapon dolgozók névsorát</text:p>
      <text:p text:style-name="P2"/>
      <text:p text:style-name="P2">27. A PATA kábel táp kábelét …….-<text:span text:style-name="T7">na</text:span>k hívjuk.</text:p>
      <text:p text:style-name="P2"><text:tab/>a) molex </text:p>
      <text:p text:style-name="P2"><text:tab/>b) sata </text:p>
      <text:p text:style-name="P2"><text:tab/>c) IDE </text:p>
      <text:p text:style-name="P2"><text:tab/>d) RCA </text:p>
      <text:p text:style-name="P2"/>
      <text:p text:style-name="P2">28. A wincheszterek RAID-be kötése csak backupolásra jó.</text:p>
      <text:p text:style-name="P2"><text:tab/>IGAZ / HAMIS</text:p>
      <text:p text:style-name="P2"/>
      <text:p text:style-name="P2"><text:span text:style-name="T7">29. </text:span>A laptopot és a monitort összekötő, mozgató eszközt .......... -nak hívjuk.</text:p>
      <text:p text:style-name="P2"><text:tab/>a) fogantyú</text:p>
      <text:p text:style-name="P2"><text:tab/>b) forgócsavar</text:p>
      <text:p text:style-name="P2"><text:tab/>c) zsanér</text:p>
      <text:p text:style-name="P2"><text:tab/>d) mozgató</text:p>
      <text:p text:style-name="P2"/>
      <text:p text:style-name="P2">30. Melyik kábel, technológia nem alkalmas hang átvitelére?</text:p>
      <text:p text:style-name="P2"><text:tab/>a) HDMI</text:p>
      <text:p text:style-name="P2"><text:tab/>b) DisplayPort</text:p>
      <text:p text:style-name="P2"><text:tab/>c) USB-C</text:p>
      <text:p text:style-name="P2"><text:tab/>d) D-SUB</text:p>
      <text:p text:style-name="P2"/>
      <text:p text:style-name="P2">31. Mire lehet használni a virtuális valóságot?</text:p>
      <text:p text:style-name="P2"><text:tab/>a) ügyintézésre akár</text:p>
      <text:p text:style-name="P2"><text:tab/>b) találkozni olyanokkal akikkel bizonyos korlátok miatt nem lehetne a <text:tab/><text:tab/><text:tab/>valóságban</text:p>
      <text:p text:style-name="P2"><text:tab/>c) játékra</text:p>
      <text:p text:style-name="P8"><text:tab/>d) bevásárlásra</text:p>
      <text:p text:style-name="P2"/>
      <text:p text:style-name="P2">32. Virtuális számítógépet mi<text:span text:style-name="T8">r</text:span>e lehet használni?</text:p>
      <text:p text:style-name="P2"><text:tab/>a) több op. rendszer futtatására</text:p>
      <text:p text:style-name="P2"><text:tab/>b) s<text:span text:style-name="T8">z</text:span>erverek futtatására virtuális környezetben virtuális valóság használatára</text:p>
      <text:p text:style-name="P2"><text:tab/>c) virtuális nyomtatásra</text:p>
      <text:p text:style-name="P2"/>
      <text:p text:style-name="P2">33. Mesterséges intelligencia segítségével lehetséges programokat írni.</text:p>
      <text:p text:style-name="P2"><text:tab/>IGAZ / HAMIS</text:p>
      <text:p text:style-name="P2"/>
      <text:p text:style-name="P2"><text:span text:style-name="T8">3</text:span>4. Az önvezérlő autók kamera nélkül is működnek.</text:p>
      <text:p text:style-name="P2"><text:tab/>IGAZ / HAMIS</text:p>
      <text:p text:style-name="P2"/>
      <text:p text:style-name="P2"/>
      <text:p text:style-name="P2"/>
      <text:p text:style-name="P2"><text:soft-page-break/>35. Egy okos karkötő vagy óra akár életet is menthet.</text:p>
      <text:p text:style-name="P2"><text:tab/>a) igen mert jelezhet a mentőknek ha a pulzusa valakinek eltérő a normálistól <text:tab/><text:tab/>nagy mértékben</text:p>
      <text:p text:style-name="P2"><text:tab/>b) nem mert ilyen funkcióval nem</text:p>
      <text:p text:style-name="P2"><text:tab/><text:tab/>rendelkezhet</text:p>
      <text:p text:style-name="P2"><text:span text:style-name="T8"><text:tab/>c</text:span>) igen mert van benne egy kis defibrillátor</text:p>
      <text:p text:style-name="P2"><text:tab/>d) nem mert itt még nem tart a <text:span text:style-name="T8">technológia</text:span></text:p>
      <text:p text:style-name="P2"/>
      <text:p text:style-name="P2">36. Egy e-book olvasó is ronthatja szemet ugyanolyan mértékben mint egy okostelefon kijelzője.</text:p>
      <text:p text:style-name="P2"><text:tab/>a) nem mert az e-book olvasók teljesen más technológiával rendelkeznek</text:p>
      <text:p text:style-name="P2"><text:tab/>b) igen mert a kék fényük is ugyanolyan </text:p>
      <text:p text:style-name="P2"><text:tab/>c) igen mert a kijelzőjük hasonló </text:p>
      <text:p text:style-name="P2"/>
      <text:p text:style-name="P2">37. Virtuális környezethez szükséges-e nagyobb gépigény mint amin futtatjuk éppen operációs rendszer megkíván? </text:p>
      <text:p text:style-name="P2"><text:tab/>a) nem mert minimális a <text:span text:style-name="T8">p</text:span>rogram igénye</text:p>
      <text:p text:style-name="P9"><text:tab/>b) nem mert ha az adott <text:span text:style-name="T9">operációs rendszer fut akkor </text:span>a <text:span text:style-name="T9">virtualizáltnak is jól kell <text:tab/><text:tab/>működnie</text:span></text:p>
      <text:p text:style-name="P2"><text:tab/>c) igen mert ugyanúgy szüksége van erőforrásokra az éppen futó virtualizált <text:tab/><text:tab/>operációs <text:span text:style-name="T10">r</text:span>endszernek </text:p>
      <text:p text:style-name="P2"><text:tab/>d) igen mert a két operációs rendszernek kell az egymással való <text:tab/><text:tab/><text:tab/><text:tab/>adatátvitelhez</text:p>
      <text:p text:style-name="P2"/>
      <text:p text:style-name="P2">38. Készíthetek-e több virtuális számítógépet egy számítógépen?</text:p>
      <text:p text:style-name="P2"><text:tab/>IGEN / NEM</text:p>
      <text:p text:style-name="P2"/>
      <text:p text:style-name="P2">39. Egy 230 megabyte-os albumot hogyan osztanál meg a legegyszerűbben egy külföldi ismerősöddel?</text:p>
      <text:p text:style-name="P2"><text:tab/>a) pen drivera rámásolnám és elpostáznám</text:p>
      <text:p text:style-name="P2"><text:tab/>b) felhőszolgáltatáson keresztül</text:p>
      <text:p text:style-name="P2"><text:tab/>c) több email-t írnék és csatolmányként</text:p>
      <text:p text:style-name="P2"><text:tab/>d) messengeren keresztül küldeném el a fotókat</text:p>
      <text:p text:style-name="P2"/>
      <text:p text:style-name="P2">40. Egy fájl megosztásánál mit jelene a „<text:span text:style-name="T10">nyilvános </text:span>megosztás linken keresztül"?</text:p>
      <text:p text:style-name="P2"><text:tab/>a) hogy a link felkerül egy nyilvános helyre ahonnan bárki elérheti</text:p>
      <text:p text:style-name="P2"><text:tab/>b) a linken keresztül válik elérhetővé a megosztott tartalom</text:p>
      <text:p text:style-name="P2"><text:tab/>c) <text:span text:style-name="T10">a </text:span>linken keresztül hozzáfér minden felhő tartalomhoz ami felhőben van </text:p>
      <text:p text:style-name="P2"><text:tab/>d) közösségi oldalon keresztülosztja meg az adatokat</text:p>
      <text:p text:style-name="P2"/>
      <text:p text:style-name="P2"/>
      <text:p text:style-name="P2">41. Kell-e menteni az online Word dokumentumokat? </text:p>
      <text:p text:style-name="P2"><text:tab/>a) nem mert automatán menti</text:p>
      <text:p text:style-name="P2"><text:tab/>b) igen mert online is menteni kell </text:p>
      <text:p text:style-name="P2"><text:span text:style-name="T10"><text:tab/>c</text:span>) nem mert ezeket csak egyszer lehet megnyitni </text:p>
      <text:p text:style-name="P2"><text:tab/>d) igen mert a fájl a számítógépünkön van</text:p>
      <text:p text:style-name="P2"/>
      <text:p text:style-name="P2"><text:soft-page-break/>42. Mit jelent a felhőszolgáltatás szinkronizálása?</text:p>
      <text:p text:style-name="P2"><text:tab/>a) a számítógépen lévő fájlokat sorba rakja a felhőn lévőkkel </text:p>
      <text:p text:style-name="P2"><text:tab/>b) a megadott fájlokat, mappákat összehasonlítja a felhőben lévőkkel <text:tab/><text:tab/><text:tab/>hogy mindkét helyen mindig ugyanaz legyen </text:p>
      <text:p text:style-name="P2"><text:tab/>c) a felhőben lévő fájlokat átmenti a számítógépre egy megadott <text:tab/><text:tab/><text:tab/><text:tab/>intervallumban </text:p>
      <text:p text:style-name="P2"><text:tab/>d) biztonsági mentést készít mindenről vizsgálat nélkül </text:p>
      <text:p text:style-name="P2"/>
      <text:p text:style-name="P2">43. Egy virtualizált rendszerben tudok-e VPN-t használni?</text:p>
      <text:p text:style-name="P2"><text:tab/>IGEN / NEM </text:p>
      <text:p text:style-name="P2"/>
      <text:p text:style-name="P2">44. Lehetséges lesz-e a web 3.0-ban a <text:span text:style-name="T11">metaverzu</text:span>mban akár vásárolnunk</text:p>
      <text:p text:style-name="P2"><text:tab/>IGEN / <text:span text:style-name="T11">NEM</text:span></text:p>
      <text:p text:style-name="P2"/>
      <text:p text:style-name="P2">45. Le lehet-e másolni egy NFT-t 10094-ban?</text:p>
      <text:p text:style-name="P2"><text:tab/>IGEN / NEM</text:p>
      <text:p text:style-name="P2"/>
      <text:p text:style-name="P2">46. A gpt partíciós sémára telepített Windowshoz milyen boot módot kell beállítanunk a biosban?</text:p>
      <text:p text:style-name="P2"><text:tab/>a) Legacy</text:p>
      <text:p text:style-name="P2"><text:tab/>b) UEFI</text:p>
      <text:p text:style-name="P2"><text:tab/>c) ssd</text:p>
      <text:p text:style-name="P2"><text:tab/>d) hdd</text:p>
      <text:p text:style-name="P2">47. Egy pen driveról való Windows telepítéshez melyik boot sorrendet használnád?</text:p>
      <text:p text:style-name="P10"><text:tab/>a) <text:span text:style-name="T11">f</text:span>irstboot: Optical drive</text:p>
      <text:p text:style-name="P10"><text:tab/><text:tab/>second boot: Hard drive</text:p>
      <text:p text:style-name="P10"><text:tab/><text:tab/><text:span text:style-name="T11">third boot: Flash disk</text:span></text:p>
      <text:p text:style-name="P2"><text:tab/>b) firstboot: Flash disk </text:p>
      <text:p text:style-name="P2"><text:tab/><text:tab/>second boot: Hard drive</text:p>
      <text:p text:style-name="P2"><text:tab/><text:tab/>third boot: Optical drive</text:p>
      <text:p text:style-name="P2"><text:tab/>c) firstboot: Hard drive</text:p>
      <text:p text:style-name="P2"><text:tab/><text:tab/>second boot: Flash disk</text:p>
      <text:p text:style-name="P2"><text:tab/><text:tab/>third boot: Optical drive</text:p>
      <text:p text:style-name="P2"><text:tab/>d) firstboot: Flash disk</text:p>
      <text:p text:style-name="P2"><text:tab/><text:tab/>second boot: Floppy drive</text:p>
      <text:p text:style-name="P2"><text:tab/><text:tab/>third boot: Optical drive</text:p>
      <text:p text:style-name="P2"/>
      <text:p text:style-name="P2">48. Windows 10-et csak online Microsoft fiókkal lehet telepíteni.</text:p>
      <text:p text:style-name="P2"><text:tab/>IGAZ / HAMIS</text:p>
      <text:p text:style-name="P2"/>
      <text:p text:style-name="P2"/>
      <text:p text:style-name="P2">49. Windows 10-et lehet online és helyi fiókkal (offline) is telepíteni.</text:p>
      <text:p text:style-name="P2"><text:tab/>IGAZ / HAMIS</text:p>
      <text:p text:style-name="P2"/>
      <text:p text:style-name="P2"/>
      <text:p text:style-name="P2"/>
      <text:p text:style-name="P2"/>
      <text:p text:style-name="P2"><text:soft-page-break/>50. A 6dbites és a 32 bites rendszereket hogyan jelölik másképpen?</text:p>
      <text:p text:style-name="P2"><text:tab/>a) 64bit <text:span text:style-name="T11">= </text:span>x64 32bit <text:span text:style-name="T11">=</text:span> x86</text:p>
      <text:p text:style-name="P2"><text:tab/>b) 64bit <text:span text:style-name="T11">= </text:span>x86 32bít <text:span text:style-name="T11">= </text:span>x64</text:p>
      <text:p text:style-name="P2"><text:tab/>c) 64bit <text:span text:style-name="T11">= </text:span>x64 32bit <text:span text:style-name="T11">= </text:span>x32</text:p>
      <text:p text:style-name="P2"><text:tab/>d) 64bit <text:span text:style-name="T11">= </text:span>x128 32bit <text:span text:style-name="T11">= </text:span>x16</text:p>
      <text:p text:style-name="P2"/>
      <text:p text:style-name="P2">51. Milyen számítógépre, vagy mobil eszközre tudunk 64 bites operációs rendszert telepíteni?</text:p>
      <text:p text:style-name="P10"><text:tab/>a) amiben van legalább 4 giga RAM</text:p>
      <text:p text:style-name="P10"><text:tab/>b) aminek a processzor architektúrája 64 bites</text:p>
      <text:p text:style-name="P2"><text:tab/>c) aminek a processzora legalább 1 GHz-es</text:p>
      <text:p text:style-name="P2"><text:tab/>d) aminek az alaplapja ddr3-as</text:p>
      <text:p text:style-name="P2"/>
      <text:p text:style-name="P2">52. Van elehetőségünk partíciót létrehozni a Windows 10 telepítőjében?</text:p>
      <text:p text:style-name="P11"><text:tab/>IGAZ / HAMIS</text:p>
      <text:p text:style-name="P11"/>
      <text:p text:style-name="P12">53. Aktiválás nélkül is tudjuk-e használni a Windows 10-et?</text:p>
      <text:p text:style-name="P11"><text:tab/>IG<text:span text:style-name="T12">AZ</text:span> / HAMIS </text:p>
      <text:p text:style-name="P11"/>
      <text:p text:style-name="P11">54. Miért fontos egy pc-n vagy mobil eszközön az operációs rendszert rendszeresen frissíteni? </text:p>
      <text:p text:style-name="P11"><text:tab/>a) <text:span text:style-name="T12">j</text:span>obban néz ki a dizájnja </text:p>
      <text:p text:style-name="P11"><text:tab/>b) biztonság, stabilabb működés </text:p>
      <text:p text:style-name="P11"><text:span text:style-name="T12"><text:tab/>c</text:span>) új funkc<text:span text:style-name="T12">i</text:span>ók, ingyenes programok </text:p>
      <text:p text:style-name="P11"><text:tab/>d) internetezéshez kell </text:p>
      <text:p text:style-name="P11"/>
      <text:p text:style-name="P11">55. Mit jelent egy mobilon ha az androidban a full recovery-t <text:span text:style-name="T12">v</text:span>álasztjuk?</text:p>
      <text:p text:style-name="P11"><text:tab/>a) újra indítja a rendszert </text:p>
      <text:p text:style-name="P11"><text:tab/>b) visszaállítja a rendszert a<text:span text:style-name="T12">z</text:span> alapállapotra </text:p>
      <text:p text:style-name="P11"><text:tab/>c) víruskeresést futtat </text:p>
      <text:p text:style-name="P11"><text:tab/>d) leformáz mindent </text:p>
      <text:p text:style-name="P11"/>
      <text:p text:style-name="P11">56. Lehet-e a Windows 11 home editiont online, Microsoft fiók nélkül telepíteni? </text:p>
      <text:p text:style-name="P11"><text:tab/>IGEN / NEM</text:p>
      <text:p text:style-name="P11"/>
      <text:p text:style-name="P11">57. Hol tudjuk megnézni a Windows illesztőprogramjait? </text:p>
      <text:p text:style-name="P11"><text:tab/>a) vezérlőpult </text:p>
      <text:p text:style-name="P11"><text:tab/>b) Windows intéző </text:p>
      <text:p text:style-name="P11"><text:tab/>c) eszközkezelő </text:p>
      <text:p text:style-name="P11"><text:tab/>d) lemezkezelés</text:p>
      <text:p text:style-name="P11"/>
      <text:p text:style-name="P11">58. A Windows update letud-e frissíteni más programokat is? (pl. notepad )</text:p>
      <text:p text:style-name="P11"><text:tab/>IGEN / NEM</text:p>
      <text:p text:style-name="P11"/>
      <text:p text:style-name="P11">59. Windows update-el letudom-e frissíteni a microsoft office programcsomag részeit?</text:p>
      <text:p text:style-name="P13"><text:tab/>IGEN / NEM</text:p>
      <text:p text:style-name="P12"><text:soft-page-break/>60. Mit kell figyelembe vennünk egy Windows 10 telepítésnél?</text:p>
      <text:p text:style-name="P12"><text:tab/>a) konfiguráció megfelelősége</text:p>
      <text:p text:style-name="P13"><text:tab/>b) elengedő tárhely</text:p>
      <text:p text:style-name="P13"><text:tab/>c) biztonsági mentés adatokról</text:p>
      <text:p text:style-name="P13"><text:tab/>d) internet kapcsolat</text:p>
      <text:p text:style-name="P13"/>
      <text:p text:style-name="P13">61. Hol állítható be a boot sorrend?</text:p>
      <text:p text:style-name="P13"><text:tab/>a) BIOS</text:p>
      <text:p text:style-name="P13"><text:tab/>b) Vezérlőpult</text:p>
      <text:p text:style-name="P13"><text:tab/>e) Gépház</text:p>
      <text:p text:style-name="P13"><text:tab/>d) Feladatkezelő</text:p>
      <text:p text:style-name="P13"/>
      <text:p text:style-name="P13">62. Mire jó a Windows defender?</text:p>
      <text:p text:style-name="P13"><text:tab/>a) vírusvédelem</text:p>
      <text:p text:style-name="P13"><text:tab/>b) frissítéseket kezeli</text:p>
      <text:p text:style-name="P13"><text:tab/>c) hang beállítások</text:p>
      <text:p text:style-name="P13"><text:tab/>d) képernyő beállítások</text:p>
      <text:p text:style-name="P13"/>
      <text:p text:style-name="P13">63. Melyik beállítást kell megadnunk egy Windows telepítésénél hogy ne online fiókként legyen telepítve?</text:p>
      <text:p text:style-name="P13"><text:tab/>a) helyi fiók</text:p>
      <text:p text:style-name="P13"><text:tab/>b) másik partícióra való telepítés</text:p>
      <text:p text:style-name="P13"><text:tab/>c) felhasználónévnek a usert kell beírni</text:p>
      <text:p text:style-name="P13"><text:tab/>d) nem kell jelszót megadni neki</text:p>
      <text:p text:style-name="P13"/>
      <text:p text:style-name="P13">64. A hardverek megfelelő mű<text:span text:style-name="T13">k</text:span>ödéséhez szükséges illeszt<text:span text:style-name="T13">ő</text:span>program<text:span text:style-name="T4">okat</text:span> más néven ..... nevezzük.</text:p>
      <text:p text:style-name="P13"><text:tab/>a) drivereknek</text:p>
      <text:p text:style-name="P13"><text:tab/>b) segédprogramoknak</text:p>
      <text:p text:style-name="P13"><text:tab/>c) letöltésnek</text:p>
      <text:p text:style-name="P13"><text:tab/>d) tömörített fájloknak</text:p>
      <text:p text:style-name="P13"/>
      <text:p text:style-name="P13">65. A 32 bites operációs rendszerre jellemző hogy:</text:p>
      <text:p text:style-name="P13"><text:tab/>a) maximum 4 gb ramot tud lekezelni</text:p>
      <text:p text:style-name="P13"><text:tab/>b) elfut rajta a 64 bites program is</text:p>
      <text:p text:style-name="P13"><text:span text:style-name="T13"><text:tab/>c) több magos processzort </text:span>tud kezelni</text:p>
      <text:p text:style-name="P14"><text:tab/>d) sokkal gyorsabb</text:p>
      <text:p text:style-name="P14"/>
      <text:p text:style-name="P13">66. Az <text:span text:style-name="T13">android ….. céghez tartozik.</text:span></text:p>
      <text:p text:style-name="P13"><text:span text:style-name="T13"><text:tab/>a</text:span>) google</text:p>
      <text:p text:style-name="P13"><text:tab/>b) microsoft </text:p>
      <text:p text:style-name="P13"><text:span text:style-name="T13"><text:tab/>c</text:span>) oracle</text:p>
      <text:p text:style-name="P13"><text:tab/>d) apple</text:p>
      <text:p text:style-name="P13"/>
      <text:p text:style-name="P13"/>
      <text:p text:style-name="P13"/>
      <text:p text:style-name="P13"/>
      <text:p text:style-name="P13"><text:soft-page-break/><text:span text:style-name="T13">6</text:span>7. Az alábbiak közül mivel lehetséges fájlokat megosztani, másolni egymással? </text:p>
      <text:p text:style-name="P13"><text:tab/>a) hálózat </text:p>
      <text:p text:style-name="P13"><text:tab/>b) bluetooth </text:p>
      <text:p text:style-name="P13"><text:tab/>c) felhő</text:p>
      <text:p text:style-name="P13"><text:tab/>d) pendrive </text:p>
      <text:p text:style-name="P13"/>
      <text:p text:style-name="P13">68. Milyen parancsot kell beírnunk a futtatásba ahhoz, hogy csökkentett módot tudjunk beállítani induláskor?</text:p>
      <text:p text:style-name="P13"><text:tab/>a) cmd </text:p>
      <text:p text:style-name="P13"><text:tab/>b) diskpart </text:p>
      <text:p text:style-name="P13"><text:span text:style-name="T13"><text:tab/>c</text:span>) msconfig</text:p>
      <text:p text:style-name="P14"><text:tab/>d) clean</text:p>
      <text:p text:style-name="P13"/>
      <text:p text:style-name="P13">69. Az alábbiak közül mik karbantartási műveletek? (több jó válasz lehetséges)</text:p>
      <text:p text:style-name="P13"><text:tab/>a) archiválás</text:p>
      <text:p text:style-name="P13"><text:tab/>b) vír<text:span text:style-name="T13">u</text:span>sirtás</text:p>
      <text:p text:style-name="P13"><text:tab/>c) office installálása</text:p>
      <text:p text:style-name="P13"><text:tab/>d) töredezettségmentesítés</text:p>
      <text:p text:style-name="P13"/>
      <text:p text:style-name="P13">70. Portalanítást milyen eszközzel <text:span text:style-name="T13">v</text:span>égezzük ?</text:p>
      <text:p text:style-name="P13"><text:tab/>a) sűrített levegős spray-el</text:p>
      <text:p text:style-name="P13"><text:tab/>b) porszívó</text:p>
      <text:p text:style-name="P13"><text:tab/>c) vizes törlőronggyal</text:p>
      <text:p text:style-name="P13"><text:tab/>d) szappanos vízzel</text:p>
      <text:p text:style-name="P13"/>
      <text:p text:style-name="P13">71. Mit csinál a chkdsk parancs?</text:p>
      <text:p text:style-name="P13"><text:tab/>a) formáz</text:p>
      <text:p text:style-name="P13"><text:tab/>b) leellenőrzi a meghajtót</text:p>
      <text:p text:style-name="P13"><text:tab/>c) particionálja a merevlemezt</text:p>
      <text:p text:style-name="P13"><text:tab/>d) megjavítja a bad sectorokat</text:p>
      <text:p text:style-name="P13"/>
      <text:p text:style-name="P13">72. A processzort mikor szükséges újrapasztázni?</text:p>
      <text:p text:style-name="P15"><text:tab/>a) hetente</text:p>
      <text:p text:style-name="P15"><text:tab/>b) ha a megengedettnél nagyobb hőfokon megy</text:p>
      <text:p text:style-name="P13"><text:tab/>c) 2 évente</text:p>
      <text:p text:style-name="P13"><text:tab/>d) 45C foknál</text:p>
      <text:p text:style-name="P13"/>
      <text:p text:style-name="P13">73. Kábelcsatornázást fontos-e használni? </text:p>
      <text:p text:style-name="P13"><text:tab/>a) igen mert a kábelek elrendezése jobb hűtést is eredményezhet </text:p>
      <text:p text:style-name="P13"><text:tab/>b) nem mert csak esztétikai kérdés </text:p>
      <text:p text:style-name="P13"><text:tab/>c) nem mert kívülről úgysem látszik </text:p>
      <text:p text:style-name="P13"><text:tab/>d) igen mert rend a lelke mindennek</text:p>
      <text:p text:style-name="P13"/>
      <text:p text:style-name="P13"/>
      <text:p text:style-name="P13"/>
      <text:p text:style-name="P13"/>
      <text:p text:style-name="P13"/>
      <text:p text:style-name="P13"><text:soft-page-break/>74. Biztonsági mentést melyikre mentenéd? Melyik a legcélszerűbb? </text:p>
      <text:p text:style-name="P13"><text:tab/>a) pen drive </text:p>
      <text:p text:style-name="P13"><text:tab/>b) külső hdd </text:p>
      <text:p text:style-name="P13"><text:tab/>c) sd kártya </text:p>
      <text:p text:style-name="P13"><text:tab/>d) dvd</text:p>
      <text:p text:style-name="P13"/>
      <text:p text:style-name="P13">75. A vírusirtó csak akkor működik megfelelően ha …... folyamatosan frissítve van. </text:p>
      <text:p text:style-name="P13"><text:tab/>a) a vírusdefiníciós adatbázis </text:p>
      <text:p text:style-name="P13"><text:tab/>b) a Windows</text:p>
      <text:p text:style-name="P13"><text:tab/>c) az office </text:p>
      <text:p text:style-name="P13"><text:tab/>d) a driverek </text:p>
      <text:p text:style-name="P13"/>
      <text:p text:style-name="P13">76. A Windows frissítések biztonsági réseket is kijavíthatnak.</text:p>
      <text:p text:style-name="P13"><text:tab/>IGAZ / HAMIS</text:p>
      <text:p text:style-name="P13"/>
      <text:p text:style-name="P13">77. A laptopokat lehetőleg mindig helyezzük ............. felületre.</text:p>
      <text:p text:style-name="P13"><text:tab/>a) üveg</text:p>
      <text:p text:style-name="P13"><text:tab/>b) egyenletes, stabil</text:p>
      <text:p text:style-name="P13"><text:tab/>c) puha</text:p>
      <text:p text:style-name="P13"><text:tab/>d) tiszta</text:p>
      <text:p text:style-name="P13"/>
      <text:p text:style-name="P13">78. A feladatkezelőben fontos ellenőrizni az automatikusan elinduló programokat mert gyakran futhat olyan program is ami lassítja a rendszert miközben nincs rá szükség.</text:p>
      <text:p text:style-name="P16"><text:tab/>IGAZ / HAMIS</text:p>
      <text:p text:style-name="P13"/>
      <text:p text:style-name="P13"><text:span text:style-name="T14">79. A p</text:span>rojekt egy határo<text:span text:style-name="T14">zott idejű tevékenység </text:span>ahol egy új, és egyedi termék kerül létrehozásra.</text:p>
      <text:p text:style-name="P17"><text:tab/>IGAZ / HAMIS</text:p>
      <text:p text:style-name="P13"/>
      <text:p text:style-name="P13"><text:span text:style-name="T14">80</text:span>. Melyik projekt az alábbiak közül?</text:p>
      <text:p text:style-name="P13"><text:tab/>a) Egyik délután kitakarítottuk az iskola udvarát.</text:p>
      <text:p text:style-name="P13"><text:tab/>b) A temetőben a 48-as emlékmű kerítését újjáépítettük. </text:p>
      <text:p text:style-name="P13"><text:span text:style-name="T14"><text:tab/>c) </text:span>Osztálykiránduláson főztünk egy finom pincepörköltet. </text:p>
      <text:p text:style-name="P13"><text:tab/>d) Hatan közösen megcsináltuk a matek szorgalmit.</text:p>
      <text:p text:style-name="P13"/>
      <text:p text:style-name="P13">81. Miből áll a projektháromszög?</text:p>
      <text:p text:style-name="P13"><text:tab/>a) Idő, költség és a minőség</text:p>
      <text:p text:style-name="P13"><text:tab/>b) Idő, költség, tevékenységi kör</text:p>
      <text:p text:style-name="P13"><text:tab/>c) Költség, minőség, tevékenységi kör</text:p>
      <text:p text:style-name="P13"><text:tab/>d) Idő, minőség, tevékenységi kör</text:p>
      <text:p text:style-name="P13"/>
      <text:p text:style-name="P13">82. Kik a projekt stakeholdere<text:span text:style-name="T14">i</text:span>? </text:p>
      <text:p text:style-name="P13"><text:tab/>a) Akik a projektben aktívan részt vesznek. </text:p>
      <text:p text:style-name="P13"><text:tab/>b) Mindenki, aki részt vesz a projektmenedzsment munkájában. </text:p>
      <text:p text:style-name="P13"><text:tab/>c) Mindenki, aki valamilyen módon érdekelt a projektben.</text:p>
      <text:p text:style-name="P13"><text:tab/>d) A projektmenedzser és közvetlen munkatársai. </text:p>
      <text:p text:style-name="P13"><text:soft-page-break/>83. Az alábbiak közül melyik nem a <text:span text:style-name="T14">p</text:span>rojektmenedzser feladata? </text:p>
      <text:p text:style-name="P13"><text:tab/>a) Kommunikáció biztosítása a projektszereplők között.</text:p>
      <text:p text:style-name="P13"><text:tab/>b) Dönt a projekt indításáról. </text:p>
      <text:p text:style-name="P13"><text:span text:style-name="T14"><text:tab/>c</text:span>) A projekt eredményeiről szóló beszámoló készítése.</text:p>
      <text:p text:style-name="P13"><text:tab/>d) A t<text:span text:style-name="T14">e</text:span>am munkájának irányítása, </text:p>
      <text:p text:style-name="P13"/>
      <text:p text:style-name="P13">84. Az alábbiak közül melyik nem a projekt-munkacsapat feladata?</text:p>
      <text:p text:style-name="P13"><text:tab/>a) A rábízott feladatok végrehajtása határidőre.</text:p>
      <text:p text:style-name="P13"><text:tab/>b) A rábízott feladatok végrehajtása a megadott költségkereten belül.</text:p>
      <text:p text:style-name="P13"><text:tab/>c) A rábízott feladatok költségeinek finanszírozása. </text:p>
      <text:p text:style-name="P13"><text:tab/>d) Beszámoló a projektmenedzsernek.</text:p>
      <text:p text:style-name="P13"/>
      <text:p text:style-name="P13">85. Melyik állítás hamis? </text:p>
      <text:p text:style-name="P13"><text:tab/>a) A szponzor, projektfelügyelő és a megrendelő csak egy személy lehet. </text:p>
      <text:p text:style-name="P13"><text:tab/>b) A szponzor, projektfelügyelő a lehet a megrendelő képviselője. </text:p>
      <text:p text:style-name="P13"><text:tab/>c) A szponzor, projektfelügyelő és a megrendelő lehet egy személy. </text:p>
      <text:p text:style-name="P13"><text:tab/>d) A szponzor és a megrendelő lehet a finanszírozó személy.</text:p>
      <text:p text:style-name="P13"/>
      <text:p text:style-name="P13"><text:span text:style-name="T15">86</text:span>. Az alábbi ismérvek közül melyek j<text:span text:style-name="T15">e</text:span>ll<text:span text:style-name="T15">e</text:span>m<text:span text:style-name="T15">z</text:span>ik 4 projekteket a d<text:span text:style-name="T15">e</text:span>fin<text:span text:style-name="T15">íci</text:span>ó alapján?</text:p>
      <text:p text:style-name="P13"><text:span text:style-name="T15"><text:tab/>a</text:span>) A proj<text:span text:style-name="T15">e</text:span>kt<text:span text:style-name="T15">e</text:span>k hossza nem meghatározható.</text:p>
      <text:p text:style-name="P13"><text:tab/>b) A projekttermékek azonosítása a <text:span text:style-name="T15">z</text:span>árás során határozható meg.</text:p>
      <text:p text:style-name="P13"><text:tab/>c) A projektek során meghatározott és egyedi termékek jönnek létre.</text:p>
      <text:p text:style-name="P13"><text:tab/>d) A projekt ismétlődő és rutin tevékenységekből áll.</text:p>
      <text:p text:style-name="P13"/>
      <text:p text:style-name="P13">87. Tegye sorrendbe a projektciklus menedzsment (PCM) szakaszait!</text:p>
      <text:p text:style-name="P13"><text:span text:style-name="T15"><text:tab/>___ </text:span>Megvalósítás</text:p>
      <text:p text:style-name="P13"><text:span text:style-name="T15"><text:tab/>___ </text:span>Programozás</text:p>
      <text:p text:style-name="P13"><text:span text:style-name="T15"><text:tab/>___ </text:span>Koncepció</text:p>
      <text:p text:style-name="P13"><text:span text:style-name="T15"><text:tab/>___ </text:span>Tervezés</text:p>
      <text:p text:style-name="P13"><text:span text:style-name="T15"><text:tab/>___ </text:span>Értékelés</text:p>
      <text:p text:style-name="P18"><text:tab/>___ Finanszírozás</text:p>
      <text:p text:style-name="P13"/>
      <text:p text:style-name="P13"><text:span text:style-name="T15">8</text:span>8. Mit jelent a problémafa? </text:p>
      <text:p text:style-name="P13"><text:tab/>a) A projektben megoldandó legfőbb probléma </text:p>
      <text:p text:style-name="P13"><text:tab/>b) Tevékenységek időszükségletének és sorrendjének meghatározása </text:p>
      <text:p text:style-name="P13"><text:tab/>c) Projekt megvalósítási folyamat tevékenységekre történő felbontása</text:p>
      <text:p text:style-name="P13"><text:tab/>d) Egyik sem </text:p>
      <text:p text:style-name="P13"/>
      <text:p text:style-name="P13">89. Milyen adatokat nem tartalmaz a kommunikációs terv? </text:p>
      <text:p text:style-name="P13"><text:tab/>a<text:span text:style-name="T15">)</text:span> Milyen kommunikációs csatornát használunk. </text:p>
      <text:p text:style-name="P13"><text:tab/>b) Kiknek a részére kell információt adni. </text:p>
      <text:p text:style-name="P13"><text:tab/>c) Milyen költségforrásokat használunk. </text:p>
      <text:p text:style-name="P13"><text:tab/>d) Milyen információkat kell adn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13:51:34.180209800</meta:creation-date>
    <dc:date>2025-06-13T17:24:07.019753500</dc:date>
    <meta:editing-duration>PT37M11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1" meta:paragraph-count="382" meta:word-count="2164" meta:character-count="14333" meta:non-whitespace-character-count="12102"/>
  </office:meta>
</office:document-meta>
</file>